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39mm"/>
    </style:style>
    <style:style style:name="co3" style:family="table-column">
      <style:table-column-properties fo:break-before="auto" style:column-width="4.18mm"/>
    </style:style>
    <style:style style:name="co4" style:family="table-column">
      <style:table-column-properties fo:break-before="auto" style:column-width="3.9mm"/>
    </style:style>
    <style:style style:name="co5" style:family="table-column">
      <style:table-column-properties fo:break-before="auto" style:column-width="9.77mm"/>
    </style:style>
    <style:style style:name="co6" style:family="table-column">
      <style:table-column-properties fo:break-before="auto" style:column-width="10.34mm"/>
    </style:style>
    <style:style style:name="co7" style:family="table-column">
      <style:table-column-properties fo:break-before="auto" style:column-width="10.9mm"/>
    </style:style>
    <style:style style:name="co8" style:family="table-column">
      <style:table-column-properties fo:break-before="auto" style:column-width="52.42mm"/>
    </style:style>
    <style:style style:name="co9" style:family="table-column">
      <style:table-column-properties fo:break-before="auto" style:column-width="10.2mm"/>
    </style:style>
    <style:style style:name="co10" style:family="table-column">
      <style:table-column-properties fo:break-before="auto" style:column-width="10.48mm"/>
    </style:style>
    <style:style style:name="co11" style:family="table-column">
      <style:table-column-properties fo:break-before="auto" style:column-width="9.49mm"/>
    </style:style>
    <style:style style:name="co12" style:family="table-column">
      <style:table-column-properties fo:break-before="auto" style:column-width="57.31mm"/>
    </style:style>
    <style:style style:name="co13" style:family="table-column">
      <style:table-column-properties fo:break-before="auto" style:column-width="1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1.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vba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attery voltage detect (switch int)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3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4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vcc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latch enable – self power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uc_en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current enabl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6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1.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D" calcext:value-type="string">
            <text:p>0xFD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2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2.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4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5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2.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F" calcext:value-type="string">
            <text:p>0xFF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3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11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3.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3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3.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N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);&quot;&quot;)" office:value-type="string" office:string-value="0x1F" calcext:value-type="string">
            <text:p>0x1F</text:p>
          </table:table-cell>
          <table:table-cell table:style-name="ce9" table:formula="of:=CONCATENATE(&quot;0x&quot;;DEC2HEX([.I4]*2^[.D4]+[.I5]*2^[.D5]+[.I6]*2^[.D6]+[.I7]*2^[.D7]+[.I8]*2^[.D8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4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ifdef USE_ADC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4.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SDA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2c SDA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SCL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i2c SCL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4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T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 TX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5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RX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ART RX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4.7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30" calcext:value-type="string">
            <text:p>0x30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6" calcext:value-type="string">
            <text:p>0x6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CF" calcext:value-type="string">
            <text:p>0xCF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5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5.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unuse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nuse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2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nuse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3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unused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LF XIN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5.5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LF XOUT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crystal mo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);&quot;&quot;)" office:value-type="string" office:string-value="0x0" calcext:value-type="string">
            <text:p>0x0</text:p>
          </table:table-cell>
          <table:table-cell table:style-name="ce9" table:formula="of:==CONCATENATE(&quot;0x&quot;;DEC2HEX([.G4]*2^[.D4]+[.G5]*2^[.D5]+[.G6]*2^[.D6]+[.G7]*2^[.D7]+[.G8]*2^[.D8]+[.G9]*2^[.D9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);&quot;&quot;)" office:value-type="string" office:string-value="0x0" calcext:value-type="string">
            <text:p>0x0</text:p>
          </table:table-cell>
          <table:table-cell table:style-name="ce9" table:formula="of:=CONCATENATE(&quot;0x&quot;;DEC2HEX([.I4]*2^[.D4]+[.I5]*2^[.D5]+[.I6]*2^[.D6]+[.I7]*2^[.D7]+[.I8]*2^[.D8]+[.I9]*2^[.D9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RT6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default-cell-style-name="ce7"/>
        <table:table-column table:style-name="co5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" table:number-columns-repeated="101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3" office:value-type="string" calcext:value-type="string">
            <text:p>pin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SEL</text:p>
          </table:table-cell>
          <table:table-cell table:style-name="ce5" office:value-type="string" calcext:value-type="string">
            <text:p>OUT</text:p>
          </table:table-cell>
          <table:table-cell table:style-name="ce5" office:value-type="string" calcext:value-type="string">
            <text:p>DIR</text:p>
          </table:table-cell>
          <table:table-cell table:style-name="ce5" office:value-type="string" calcext:value-type="string">
            <text:p>REN</text:p>
          </table:table-cell>
          <table:table-cell table:style-name="ce5" office:value-type="string" calcext:value-type="string">
            <text:p>description</text:p>
          </table:table-cell>
          <table:table-cell table:style-name="ce1" table:number-columns-repeated="1014"/>
        </table:table-row>
        <table:table-row table:style-name="ro1">
          <table:table-cell/>
          <table:table-cell table:style-name="ce4" office:value-type="string" calcext:value-type="string">
            <text:p>6.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VBAT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attery voltage</text:p>
          </table:table-cell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2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/>
          <table:table-cell table:style-name="ce4" office:value-type="string" calcext:value-type="string">
            <text:p>6.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string" calcext:value-type="string">
            <text:p>unused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4"/>
          <table:table-cell table:style-name="ce9" table:formula="of:=CONCATENATE(&quot;0x&quot;;DEC2HEX([.F4]*2^[.D4]+[.F5]*2^[.D5]+[.F6]*2^[.D6]+[.F7]*2^[.D7]+[.F8]*2^[.D8]+[.F9]*2^[.D9]+[.F10]*2^[.D10]+[.F11]*2^[.D11]);&quot;&quot;)" office:value-type="string" office:string-value="0x1" calcext:value-type="string">
            <text:p>0x1</text:p>
          </table:table-cell>
          <table:table-cell table:style-name="ce9" table:formula="of:==CONCATENATE(&quot;0x&quot;;DEC2HEX([.G4]*2^[.D4]+[.G5]*2^[.D5]+[.G6]*2^[.D6]+[.G7]*2^[.D7]+[.G8]*2^[.D8]+[.G9]*2^[.D9]+[.G10]*2^[.D10]+[.G11]*2^[.D11]);&quot;&quot;)" office:value-type="string" office:string-value="0x0" calcext:value-type="string">
            <text:p>0x0</text:p>
          </table:table-cell>
          <table:table-cell table:style-name="ce9" table:formula="of:=CONCATENATE(&quot;0x&quot;;DEC2HEX([.H4]*2^[.D4]+[.H5]*2^[.D5]+[.H6]*2^[.D6]+[.H7]*2^[.D7]+[.H8]*2^[.D8]+[.H9]*2^[.D9]+[.H10]*2^[.D10]+[.H11]*2^[.D11]);&quot;&quot;)" office:value-type="string" office:string-value="0xFE" calcext:value-type="string">
            <text:p>0xFE</text:p>
          </table:table-cell>
          <table:table-cell table:style-name="ce9" table:formula="of:=CONCATENATE(&quot;0x&quot;;DEC2HEX([.I4]*2^[.D4]+[.I5]*2^[.D5]+[.I6]*2^[.D6]+[.I7]*2^[.D7]+[.I8]*2^[.D8]+[.I9]*2^[.D9]+[.I10]*2^[.D10]+[.I11]*2^[.D11]);&quot;&quot;)" office:value-type="string" office:string-value="0x0" calcext:value-type="string">
            <text:p>0x0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Unifont" style:font-family-asian="Unifont" style:font-family-generic-asian="system" style:font-pitch-asian="variable" style:font-name-complex="Unifont" style:font-family-complex="Unifont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4:10:22.497682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0:08:13.950378399</meta:creation-date>
    <meta:generator>LibreOffice/6.1.4.2$Linux_X86_64 LibreOffice_project/10$Build-2</meta:generator>
    <dc:date>2019-01-12T14:33:24.778307774</dc:date>
    <meta:editing-duration>PT8H42M28S</meta:editing-duration>
    <meta:editing-cycles>16</meta:editing-cycles>
    <meta:document-statistic meta:table-count="6" meta:cell-count="456" meta:object-count="0"/>
  </office:meta>
</office:document-meta>
</file>